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essionImpl.getGroupSession( String grou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SessionImpl.UserSessionImpl( String producerID , String userID , String markupURL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